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D000001FFA1AA1330360FFA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4a893" officeooo:paragraph-rsid="0014a893"/>
    </style:style>
    <style:style style:name="P2" style:family="paragraph" style:parent-style-name="Text_20_body">
      <style:text-properties style:font-name="Liberation Sans" fo:font-size="28pt" fo:font-weight="bold" officeooo:rsid="0014a893" officeooo:paragraph-rsid="0014a893" style:font-name-asian="Noto Sans CJK SC" style:font-size-asian="28pt" style:font-weight-asian="bold" style:font-name-complex="Lohit Devanagari1" style:font-size-complex="28pt" style:font-weight-complex="bold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stian Lage Fern<text:span text:style-name="T1">ández</text:span></text:p>
      <text:p text:style-name="P2"/>
      <text:p text:style-name="P2"><draw:frame draw:style-name="fr1" draw:name="Imagen1" text:anchor-type="char" svg:width="17cm" svg:height="10.478cm" draw:z-index="0"><draw:image xlink:href="Pictures/100000000000033D000001FFA1AA1330360FFA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3:38:21.381098498</meta:creation-date>
    <dc:date>2024-02-07T13:42:17.004402717</dc:date>
    <meta:editing-duration>PT1M1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3" meta:character-count="23" meta:non-whitespace-character-count="21"/>
  </office:meta>
</office:document-meta>
</file>